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bc96" officeooo:paragraph-rsid="0014bc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llo schema SQL abbiamo scelto di utilizzare nella prima referenziazione ad Utente(nome= un “ on delete set default utente+'cancellato'”. Questo perché nel momento in cui l'utente decidesse di togliersi dal servizio le domande, considerando altri servizi simili, rimangono. Tuttavia scegliendo un 'set null' avremmo avuto la possibilità di ottenere spiacevoli risultati nella chiave primaria nel caso in cui due utenti si fossero disiscritti nel medesimo istante ('NULL, 01/12/2015' ←-utentes,datas). Nella soluzione fornita invece, si costruisce un nuovo valore dato dalla concatenazione di due stringhe assolutamente ancora univoco poiché è stato inglobato il valore di una chiave primaria (ut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5-18T21:56:15.144000000</dc:date>
    <meta:editing-duration>P0D</meta:editing-duration>
    <meta:editing-cycles>1</meta:editing-cycles>
    <meta:document-statistic meta:table-count="0" meta:image-count="0" meta:object-count="0" meta:page-count="1" meta:paragraph-count="1" meta:word-count="98" meta:character-count="702" meta:non-whitespace-character-count="605"/>
    <meta:generator>LibreOffice/4.1.5.3$Windows_x86 LibreOffice_project/1c1366bba2ba2b554cd2ca4d87c06da81c05d24</meta:generator>
  </office:meta>
</office:document-meta>
</file>